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1"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24pt" fo:font-style="italic" fo:font-weight="bold" style:font-size-asian="24pt" style:font-style-asian="italic" style:font-weight-asian="bold" style:font-size-complex="24pt" style:font-style-complex="italic" style:font-weight-complex="bold"/>
    </style:style>
    <style:style style:name="P13"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ll High or Die</text:p>
      <text:p text:style-name="P5"/>
      <text:p text:style-name="P3">A setting-agnostic, modular, "fifth-edition" TTRPG with a focus on the harsh reality of Adventure.</text:p>
      <text:p text:style-name="P3"/>
      <text:p text:style-name="P12">Core Gloss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Ian Wuth<text:line-break/>RHoD vA.01 / 2024</text:p>
      <text:p text:style-name="P9">Table of Contents</text:p>
      <text:p text:style-name="P7"/>
      <text:p text:style-name="P7">3 - Glossary Theming</text:p>
      <text:p text:style-name="P7"/>
      <text:p text:style-name="P7"><text:tab/>Features</text:p>
      <text:p text:style-name="P7"><text:tab/>Traits</text:p>
      <text:p text:style-name="P7"><text:tab/>Conditions</text:p>
      <text:p text:style-name="P7"><text:tab/><text:tab/>Ailments</text:p>
      <text:p text:style-name="P7"><text:tab/><text:tab/>Emboldenments</text:p>
      <text:p text:style-name="P7"><text:tab/>Arms &amp; Armors</text:p>
      <text:p text:style-name="P7"><text:tab/><text:tab/>Melee Weapons</text:p>
      <text:p text:style-name="P7"><text:tab/><text:tab/>Ranged Weapons</text:p>
      <text:p text:style-name="P7"><text:tab/><text:tab/>Ammunition</text:p>
      <text:p text:style-name="P7"><text:tab/><text:tab/>Armors</text:p>
      <text:p text:style-name="P7"><text:tab/>Other Eqiupment</text:p>
      <text:p text:style-name="P7"><text:tab/>Environmental Effects</text:p>
      <text:p text:style-name="P10">Core Glossary</text:p>
      <text:p text:style-name="P8"/>
      <text:p text:style-name="P8"><text:tab/>The following content is either foundational to a game of RHoD or maintains a common function throughout settings, and likely could be incorperated into your game.</text:p>
      <text:p text:style-name="P8"/>
      <text:p text:style-name="P8"><text:tab/>In the TTRPG community, the concept of 'reflavoring' is common, but to those unaware, 'reflavoring' is the process of taking a peice of content and transforming the imagery of that content without (majorly) transforming the mechanics of that content. As a Referee, taking the content in this Core Glossary and 'reflavoring' it to fit your particular setting is <text:span text:style-name="T2">deeply</text:span> encouraged. </text:p>
      <text:p text:style-name="P10">Features</text:p>
      <text:p text:style-name="P8"/>
      <text:p text:style-name="P11">Martial Features</text:p>
      <text:p text:style-name="P8"/>
      <text:p text:style-name="P8"><text:tab/>Martial Features are primarily used by proficient combatants – such as guards, soldiers, and mercenaries. </text:p>
      <text:p text:style-name="P8"/>
      <text:p text:style-name="P8"><text:tab/>The following Features cost 1 Experience to gain:</text:p>
      <text:p text:style-name="P8"/>
      <text:p text:style-name="P8"><text:tab/><text:span text:style-name="T2">Second Wind</text:span> [3 AP]</text:p>
      <text:p text:style-name="P8"><text:tab/><text:span text:style-name="T1">'You hurt, bad. It's not enough to kill you, so it won't be enough to stop you.'</text:span></text:p>
      <text:list xml:id="list4707708377991563249" text:style-name="L5">
        <text:list-item>
          <text:list>
            <text:list-item>
              <text:p text:style-name="P18">Expend two Hit Die. You gain the number rolled plus twice your Constitution Modifier as Vitality.</text:p>
            </text:list-item>
          </text:list>
        </text:list-item>
      </text:list>
      <text:p text:style-name="P8"/>
      <text:p text:style-name="P8"><text:tab/><text:span text:style-name="T2">Engage</text:span> [2 AP]</text:p>
      <text:p text:style-name="P8"><text:tab/>USE: <text:span text:style-name="T1">Melee Weapon</text:span></text:p>
      <text:p text:style-name="P8"><text:tab/><text:span text:style-name="T1">'You will be their biggest threat, and they need to know it.'</text:span></text:p>
      <text:list xml:id="list2082845842062762966" text:style-name="L1">
        <text:list-item>
          <text:list>
            <text:list-item>
              <text:p text:style-name="P14">Target a creature within your Weapon Range and establish Line of Sight.</text:p>
            </text:list-item>
            <text:list-item>
              <text:p text:style-name="P14">Make an Attack Roll against that target's Will. If you hit, you deal your Weapon Damage as normal, and you impose the 'Engaged' Ailment.</text:p>
            </text:list-item>
            <text:list-item>
              <text:p text:style-name="P14">You may not use this feature again until that target is no longer 'Engaged'.</text:p>
            </text:list-item>
          </text:list>
        </text:list-item>
      </text:list>
      <text:p text:style-name="P8"/>
      <text:p text:style-name="P8"><text:tab/><text:span text:style-name="T2">Up and Gone</text:span> [2 AP]</text:p>
      <text:p text:style-name="P8"><text:tab/><text:span text:style-name="T1">'Now you see me...'</text:span></text:p>
      <text:list xml:id="list1960633632021308129" text:style-name="L2">
        <text:list-item>
          <text:list>
            <text:list-item>
              <text:p text:style-name="P15">Make a Maneuver, then Hide.</text:p>
            </text:list-item>
            <text:list-item>
              <text:p text:style-name="P15">You may only use this Feature once per turn.</text:p>
            </text:list-item>
          </text:list>
        </text:list-item>
      </text:list>
      <text:p text:style-name="P8"/>
      <text:p text:style-name="P8"><text:tab/><text:span text:style-name="T2">Sneak Attack</text:span> [W AP]</text:p>
      <text:p text:style-name="P8"><text:tab/>USE: <text:span text:style-name="T1">Light or Quick Melee Weapon, or Ranged Weapon</text:span></text:p>
      <text:p text:style-name="P8"><text:span text:style-name="T1"><text:tab/>'When the opportunity presents itself, it would be frankly rude to refuse a good poke!'</text:span></text:p>
      <text:list xml:id="list4976999126818424963" text:style-name="L3">
        <text:list-item>
          <text:list>
            <text:list-item>
              <text:p text:style-name="P16">Target a creature within your Weapon Range and establish Line of Sight. Make an Attack Roll against that target's Reflex. If your Target is under the 'Engaged' Ailment, and you did not impose that Ailment, you have Advantage on this Attack.</text:p>
            </text:list-item>
            <text:list-item>
              <text:p text:style-name="P16">If you hit your target, you deal your Weapon Damage, and if you had Advantage on this Attack, you deal an additional 1d6 damage of your Weapon's Damage Type.</text:p>
            </text:list-item>
            <text:list-item>
              <text:p text:style-name="P16">You may only use this Feature to deal additional damage once per turn.</text:p>
            </text:list-item>
          </text:list>
        </text:list-item>
      </text:list>
      <text:p text:style-name="P8"/>
      <text:p text:style-name="P8"><text:tab/><text:span text:style-name="T2">Riposte</text:span> [W AP]</text:p>
      <text:p text:style-name="P8"><text:tab/>USE: <text:span text:style-name="T1">Light or Quick Melee Weapon</text:span></text:p>
      <text:p text:style-name="P8"><text:span text:style-name="T1"><text:tab/>'You see the fighting style of your opponent, and know you can use it to your advantage to gain a strike.'</text:span></text:p>
      <text:list xml:id="list986700397959978831" text:style-name="L4">
        <text:list-item>
          <text:list>
            <text:list-item>
              <text:p text:style-name="P17">Target a creature you have attacked this turn that is currently within your Weapon Range. Until the beginning of your next turn, the first time your target attacks you while they are within your Weapon Range, make an Attack Roll against that target's Reflex.</text:p>
            </text:list-item>
            <text:list-item>
              <text:p text:style-name="P17">If you hit, you impose -3 to your target's Attack Roll, and you deal your Weapon Damage as normal.</text:p>
            </text:list-item>
          </text:list>
        </text:list-item>
      </text:list>
      <text:p text:style-name="P8"/>
      <text:p text:style-name="P8"><text:tab/><text:span text:style-name="T2">Cleave</text:span> [W+1 AP]</text:p>
      <text:p text:style-name="P8"><text:tab/>USE: <text:span text:style-name="T1">Slashing Melee Weapon</text:span></text:p>
      <text:p text:style-name="P8"><text:span text:style-name="T1"><text:tab/>'You make a wide strike, taking a single attack and extending it into one-and-a-half.'</text:span></text:p>
      <text:list xml:id="list1012331051480525701" text:style-name="L6">
        <text:list-item>
          <text:list>
            <text:list-item>
              <text:p text:style-name="P19">Target a creature within your Weapon Range and another creature within your Weapon Range adjacent to the first, and establish Line of Sight with both. Make an Attack Roll against both targets' Reflex.</text:p>
            </text:list-item>
            <text:list-item>
              <text:p text:style-name="P19">If you hit your first target, you deal your Weapon Damage as normal. If you hit your second target, you deal a number of damage equal to twice your Weapon Ability Modifier instead of your normal Weapon Damage.</text:p>
            </text:list-item>
            <text:list-item>
              <text:p text:style-name="P19">If you are wielding a Weapon that additionally has the Two-Handed or Heavy Tags, you deal your normal <text:soft-page-break/>Weapon Damage to your second target instead.</text:p>
            </text:list-item>
          </text:list>
        </text:list-item>
      </text:list>
      <text:p text:style-name="P8"/>
      <text:p text:style-name="P8"><text:tab/><text:span text:style-name="T2">Defensive Strike</text:span> [W AP]</text:p>
      <text:p text:style-name="P8"><text:tab/>USE: <text:span text:style-name="T1">Melee Weapon</text:span></text:p>
      <text:p text:style-name="P8"><text:span text:style-name="T1"><text:tab/>'You strike your opponent in a manner that defends your weaknesses.'</text:span></text:p>
      <text:list xml:id="list2154368245737510209" text:style-name="L7">
        <text:list-item>
          <text:list>
            <text:list-item>
              <text:p text:style-name="P20">Target a creature within your Weapon Range and establish Line of Sight. Make an Attack Roll against that target's Reflex.</text:p>
            </text:list-item>
            <text:list-item>
              <text:p text:style-name="P20">If you hit, you deal your Weapon Damage as normal, and you gain +2 to your Reflex, Fortitude, and Will Defenses until the beginning of your next turn.</text:p>
            </text:list-item>
          </text:list>
        </text:list-item>
      </text:list>
      <text:p text:style-name="P10">Traits</text:p>
      <text:p text:style-name="P8"/>
      <text:p text:style-name="P8"><text:tab/>...</text:p>
      <text:p text:style-name="P10">Conditions</text:p>
      <text:p text:style-name="P8"/>
      <text:p text:style-name="P8"><text:tab/>...</text:p>
      <text:p text:style-name="P10">Arms &amp; Armors</text:p>
      <text:p text:style-name="P8"/>
      <text:p text:style-name="P8"><text:tab/>...</text:p>
      <text:p text:style-name="P10">Other Equipment</text:p>
      <text:p text:style-name="P8"/>
      <text:p text:style-name="P8"><text:tab/>...</text:p>
      <text:p text:style-name="P10">Environmental Effects</text:p>
      <text:p text:style-name="P8"/>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5M12S</meta:editing-duration>
    <meta:editing-cycles>6</meta:editing-cycles>
    <meta:generator>OpenOffice/4.1.13$Win32 OpenOffice.org_project/4113m1$Build-9810</meta:generator>
    <dc:date>2024-09-27T07:41:40.82</dc:date>
    <meta:document-statistic meta:table-count="0" meta:image-count="0" meta:object-count="0" meta:page-count="10" meta:paragraph-count="71" meta:word-count="711" meta:character-count="4074"/>
    <meta:user-defined meta:name="Info 1"/>
    <meta:user-defined meta:name="Info 2"/>
    <meta:user-defined meta:name="Info 3"/>
    <meta:user-defined meta:name="Info 4"/>
  </office:meta>
</office:document-meta>
</file>